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name="PageBreak" style:family="paragraph">
      <style:paragraph-properties fo:break-before="page"/>
    </style:style>
  </office:styles>
  <office:automatic-styles>
    <style:style style:family="paragraph" style:name="MP1" style:parent-style-name="Footer">
      <style:paragraph-properties fo:text-align="center" style:justify-single-word="false"/>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2in" fo:min-height="0.4in" style:dynamic-spacing="false"/>
      </style:footer-style>
    </style:page-layout>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footer>
        <text:p text:style-name="Footer">For more history going back to 1995, please visit my website at <text:a xlink:href="http://www.icelus.org/">http://www.icelus.org/</text:a></text:p>
        <text:p text:style-name="Footer">Michael J. Pedersen<text:tab/><text:a xlink:href="mailto:m.pedersen@icelus.org" xlink:type="simple">m.pedersen@icelus.org</text:a><text:tab/>908-718-1337</text:p>
      </style:footer>
    </style:master-page>
  </office:master-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41223*"/>
    </style:style>
    <style:style style:name="Table2.B" style:family="table-column">
      <style:table-column-properties style:rel-column-width="6870*"/>
    </style:style>
    <style:style style:name="Table2.C" style:family="table-column">
      <style:table-column-properties style:rel-column-width="6870*"/>
    </style:style>
    <style:style style:name="Table2.D" style:family="table-column">
      <style:table-column-properties style:rel-column-width="10570*"/>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41223*"/>
    </style:style>
    <style:style style:name="Table3.B" style:family="table-column">
      <style:table-column-properties style:rel-column-width="6870*"/>
    </style:style>
    <style:style style:name="Table3.C" style:family="table-column">
      <style:table-column-properties style:rel-column-width="6870*"/>
    </style:style>
    <style:style style:name="Table3.D" style:family="table-column">
      <style:table-column-properties style:rel-column-width="10570*"/>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41223*"/>
    </style:style>
    <style:style style:name="Table4.B" style:family="table-column">
      <style:table-column-properties style:rel-column-width="6870*"/>
    </style:style>
    <style:style style:name="Table4.C" style:family="table-column">
      <style:table-column-properties style:rel-column-width="6870*"/>
    </style:style>
    <style:style style:name="Table4.D" style:family="table-column">
      <style:table-column-properties style:rel-column-width="10570*"/>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41223*"/>
    </style:style>
    <style:style style:name="Table5.B" style:family="table-column">
      <style:table-column-properties style:rel-column-width="6870*"/>
    </style:style>
    <style:style style:name="Table5.C" style:family="table-column">
      <style:table-column-properties style:rel-column-width="6870*"/>
    </style:style>
    <style:style style:name="Table5.D" style:family="table-column">
      <style:table-column-properties style:rel-column-width="10570*"/>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41223*"/>
    </style:style>
    <style:style style:name="Table6.B" style:family="table-column">
      <style:table-column-properties style:rel-column-width="6870*"/>
    </style:style>
    <style:style style:name="Table6.C" style:family="table-column">
      <style:table-column-properties style:rel-column-width="6870*"/>
    </style:style>
    <style:style style:name="Table6.D" style:family="table-column">
      <style:table-column-properties style:rel-column-width="10570*"/>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7099*"/>
    </style:style>
    <style:style style:name="Table7.B" style:family="table-column">
      <style:table-column-properties style:rel-column-width="49697*"/>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7099*"/>
    </style:style>
    <style:style style:name="Table8.B" style:family="table-column">
      <style:table-column-properties style:rel-column-width="49697*"/>
    </style:style>
    <style:style style:name="Table8.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P2">Michael J. Pedersen</text:p>
          </table:table-cell>
        </table:table-row>
        <table:table-row>
          <table:table-cell table:style-name="Table1.A1" office:value-type="string">
            <text:p text:style-name="P2">42 Henry St</text:p>
          </table:table-cell>
        </table:table-row>
        <table:table-row>
          <table:table-cell table:style-name="Table1.A1" office:value-type="string">
            <text:p text:style-name="P2">Oxford, NJ 07863</text:p>
          </table:table-cell>
        </table:table-row>
        <table:table-row>
          <table:table-cell table:style-name="Table1.A1" office:value-type="string">
            <text:p text:style-name="P2"><text:a xlink:type="simple" xlink:href="mailto:m.pedersen@icelus.org" office:name=""><text:span text:style-name="Definition">m.pedersen@icelus.org</text:span></text:a></text:p>
          </table:table-cell>
        </table:table-row>
        <table:table-row>
          <table:table-cell table:style-name="Table1.A1" office:value-type="string">
            <text:p text:style-name="P2">(908) 718-1337</text:p>
          </table:table-cell>
        </table:table-row>
      </table:table>
      <text:h text:style-name="Heading_20_1" text:outline-level="1">Executive Summary</text:h>
      <text:p text:style-name="First_20_paragraph">Developer with over 20 years of experience writing software in multiple different languages. A strong focus on Web development, especially writing software to connect systems. Work environments have been heterogeneous (<text:a xlink:type="simple" xlink:href="http://windows.microsoft.com/en-US/windows/home" office:name=""><text:span text:style-name="Definition">Windows</text:span></text:a>, OSX, and several flavors of Linux/UNIX), and mixed locations (all local to all remote teams).</text:p>
      <text:h text:style-name="Heading_20_1" text:outline-level="1">Relevant Job History</text:h>
      <text:h text:style-name="Heading_20_2" text:outline-level="2">Weight Watchers - Systems Engineering Lead</text:h>
      <text:p text:style-name="First_20_paragraph">New York City, NY - 2014-2015</text:p>
      <text:list text:style-name="L1">
        <text:list-item>
          <text:p text:style-name="P3">Developed lightweight monitoring tool for use within my group.</text:p>
        </text:list-item>
      </text:list>
      <text:h text:style-name="Heading_20_2" text:outline-level="2">OrcaTec, LLC - Developer</text:h>
      <text:p text:style-name="First_20_paragraph">Atlanta, GA (Telecommute) - 2012-2014</text:p>
      <text:list text:style-name="L2">
        <text:list-item>
          <text:p text:style-name="P4">Developed advanced search tool using <text:a xlink:type="simple" xlink:href="http://www.python.org/" office:name=""><text:span text:style-name="Definition">Python</text:span></text:a>, <text:a xlink:type="simple" xlink:href="http://www.turbogears.org/" office:name=""><text:span text:style-name="Definition">TurboGears</text:span></text:a>, and <text:a xlink:type="simple" xlink:href="http://www.jquery.com/" office:name=""><text:span text:style-name="Definition">jQuery</text:span></text:a>.</text:p>
        </text:list-item>
        <text:list-item>
          <text:p text:style-name="P4">Created new document production framework from scratch.</text:p>
        </text:list-item>
        <text:list-item>
          <text:p text:style-name="P4">Spearheaded conversion from <text:a xlink:type="simple" xlink:href="http://yui.github.io/yui2/" office:name=""><text:span text:style-name="Definition">YUI 2</text:span></text:a> to <text:a xlink:type="simple" xlink:href="http://www.jquery.com/" office:name=""><text:span text:style-name="Definition">jQuery</text:span></text:a> and <text:a xlink:type="simple" xlink:href="http://www.jqueryui.com/" office:name=""><text:span text:style-name="Definition">jQueryUI</text:span></text:a>.</text:p>
        </text:list-item>
        <text:list-item>
          <text:p text:style-name="P4">Reduced multi-hour <text:a xlink:type="simple" xlink:href="http://www.sqlalchemy.org/" office:name=""><text:span text:style-name="Definition">SQLAlchemy</text:span></text:a> bulk database jobs to minutes.</text:p>
        </text:list-item>
        <text:list-item>
          <text:p text:style-name="P4">Found major security hole (remote code execution) and closed it.</text:p>
        </text:list-item>
      </text:list>
      <text:h text:style-name="Heading_20_2" text:outline-level="2">Choopa.com - Developer</text:h>
      <text:p text:style-name="First_20_paragraph">Sayreville, NJ - 2012</text:p>
      <text:list text:style-name="L3">
        <text:list-item>
          <text:p text:style-name="P5">Developed library to manage <text:a xlink:type="simple" xlink:href="http://www.openstack.org/" office:name=""><text:span text:style-name="Definition">OpenStack</text:span></text:a> nodes, and gather billing information.</text:p>
        </text:list-item>
        <text:list-item>
          <text:p text:style-name="P5">Built <text:a xlink:type="simple" xlink:href="http://www.nagios.org/" office:name=""><text:span text:style-name="Definition">Nagios</text:span></text:a> configuration file generator for in-house web interface for <text:a xlink:type="simple" xlink:href="http://www.nagios.org/" office:name=""><text:span text:style-name="Definition">Nagios</text:span></text:a>.</text:p>
        </text:list-item>
      </text:list>
      <text:h text:style-name="Heading_20_2" text:outline-level="2">6th Avenue Electronics - Systems Administrator, DevOps Engineer</text:h>
      <text:p text:style-name="First_20_paragraph">Springfield, NJ - 2005-2008, 2011</text:p>
      <text:list text:style-name="L4">
        <text:list-item>
          <text:p text:style-name="P6">Successfully lead migration from <text:a xlink:type="simple" xlink:href="http://www.sap.com/" office:name=""><text:span text:style-name="Definition">SAP</text:span></text:a> to <text:a xlink:type="simple" xlink:href="http://www.tylernet.com/" office:name=""><text:span text:style-name="Definition">Tyler</text:span></text:a> Point of Sale system.</text:p>
        </text:list-item>
        <text:list-item>
          <text:p text:style-name="P6">Developed <text:a xlink:type="simple" xlink:href="http://www.python.org/" office:name=""><text:span text:style-name="Definition">Python</text:span></text:a> validation scripts for data going from <text:a xlink:type="simple" xlink:href="http://www.sap.com/" office:name=""><text:span text:style-name="Definition">SAP</text:span></text:a> into <text:a xlink:type="simple" xlink:href="http://www.tylernet.com/" office:name=""><text:span text:style-name="Definition">Tyler</text:span></text:a>.</text:p>
        </text:list-item>
        <text:list-item>
          <text:p text:style-name="P6">Automated configuration options within <text:a xlink:type="simple" xlink:href="http://www.tylernet.com/" office:name=""><text:span text:style-name="Definition">Tyler</text:span></text:a> that could not be done via import.</text:p>
        </text:list-item>
        <text:list-item>
          <text:p text:style-name="P6">Developed <text:a xlink:type="simple" xlink:href="http://www.python.org/" office:name=""><text:span text:style-name="Definition">Python</text:span></text:a> program to copy sales data from <text:a xlink:type="simple" xlink:href="http://www.tylernet.com/" office:name=""><text:span text:style-name="Definition">Tyler</text:span></text:a> POS to <text:a xlink:type="simple" xlink:href="http://www.postgresql.org/" office:name=""><text:span text:style-name="Definition">PostgreSQL</text:span></text:a>.</text:p>
        </text:list-item>
      </text:list>
      <text:h text:style-name="Heading_20_2" text:outline-level="2">Datapipe, Inc. - UNIX Developer</text:h>
      <text:p text:style-name="First_20_paragraph">Jersey City, NJ - 2008-2011</text:p>
      <text:list text:style-name="L5">
        <text:list-item>
          <text:p text:style-name="P7">Created reporting system called StorageWeb (using <text:a xlink:type="simple" xlink:href="http://www.turbogears.org/" office:name=""><text:span text:style-name="Definition">TurboGears</text:span></text:a>), enabling new revenue stream.</text:p>
        </text:list-item>
        <text:list-item>
          <text:p text:style-name="P7">Developed <text:a xlink:type="simple" xlink:href="http://www.python.org/" office:name=""><text:span text:style-name="Definition">Python</text:span></text:a> app named unixops, allows server access via one time <text:a xlink:type="simple" xlink:href="http://www.openssh.org/" office:name=""><text:span text:style-name="Definition">SSH</text:span></text:a> keys.</text:p>
        </text:list-item>
      </text:list>
      <text:h text:style-name="Heading_20_2" text:outline-level="2">Diversified Systems - Systems Adminisrator / Developer</text:h>
      <text:p text:style-name="First_20_paragraph">Hackettstown, NJ - 2002-2005</text:p>
      <text:list text:style-name="L6">
        <text:list-item>
          <text:p text:style-name="P8">Developed GUI to <text:a xlink:type="simple" xlink:href="http://www.ibsoft-us.com/sbn-complete/" office:name=""><text:span text:style-name="Definition">new software system</text:span></text:a> using <text:a xlink:type="simple" xlink:href="http://www.php.net/" office:name=""><text:span text:style-name="Definition">PHP</text:span></text:a>, <text:a xlink:type="simple" xlink:href="http://httpd.apache.org/" office:name=""><text:span text:style-name="Definition">Apache</text:span></text:a>, and <text:a xlink:type="simple" xlink:href="http://www.mozilla.org/" office:name=""><text:span text:style-name="Definition">Mozilla</text:span></text:a>.</text:p>
        </text:list-item>
        <text:list-item>
          <text:p text:style-name="P8">Automated sending faxes to techs, saving five hours/day (in a 10 person office).</text:p>
        </text:list-item>
      </text:list>
      <text:p text:style-name="PageBreak"/>
      <text:h text:style-name="Heading_20_1" text:outline-level="1">Specific Skills</text:h>
      <text:h text:style-name="Heading_20_2" text:outline-level="2">Software Configuration Management Tool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able:table-cell>
            <table:table-cell table:style-name="Table2.A1" office:value-type="string">
              <text:p text:style-name="P9">Time Used</text:p>
            </table:table-cell>
            <table:table-cell table:style-name="Table2.A1" office:value-type="string">
              <text:p text:style-name="P10">Last Used</text:p>
            </table:table-cell>
            <table:table-cell table:style-name="Table2.A1" office:value-type="string">
              <text:p text:style-name="Table_20_Heading">Proficiency</text:p>
            </table:table-cell>
          </table:table-row>
        </table:table-header-rows>
        <table:table-row>
          <table:table-cell table:style-name="Table2.A1" office:value-type="string">
            <text:p text:style-name="Table_20_Contents"><text:a xlink:type="simple" xlink:href="http://www.git-scm.com/" office:name=""><text:span text:style-name="Definition">Git</text:span></text:a></text:p>
          </table:table-cell>
          <table:table-cell table:style-name="Table2.A1" office:value-type="string">
            <text:p text:style-name="P11">2 years</text:p>
          </table:table-cell>
          <table:table-cell table:style-name="Table2.A1" office:value-type="string">
            <text:p text:style-name="P12">2014</text:p>
          </table:table-cell>
          <table:table-cell table:style-name="Table2.A1" office:value-type="string">
            <text:p text:style-name="Table_20_Contents">Fair</text:p>
          </table:table-cell>
        </table:table-row>
        <table:table-row>
          <table:table-cell table:style-name="Table2.A1" office:value-type="string">
            <text:p text:style-name="Table_20_Contents"><text:a xlink:type="simple" xlink:href="http://mercurial.selenic.com/" office:name=""><text:span text:style-name="Definition">Mercurial</text:span></text:a></text:p>
          </table:table-cell>
          <table:table-cell table:style-name="Table2.A1" office:value-type="string">
            <text:p text:style-name="P11">4 years</text:p>
          </table:table-cell>
          <table:table-cell table:style-name="Table2.A1" office:value-type="string">
            <text:p text:style-name="P12">2014</text:p>
          </table:table-cell>
          <table:table-cell table:style-name="Table2.A1" office:value-type="string">
            <text:p text:style-name="Table_20_Contents">Good</text:p>
          </table:table-cell>
        </table:table-row>
        <table:table-row>
          <table:table-cell table:style-name="Table2.A1" office:value-type="string">
            <text:p text:style-name="Table_20_Contents"><text:a xlink:type="simple" xlink:href="https://subversion.apache.org/" office:name=""><text:span text:style-name="Definition">Subversion</text:span></text:a></text:p>
          </table:table-cell>
          <table:table-cell table:style-name="Table2.A1" office:value-type="string">
            <text:p text:style-name="P11">2 years</text:p>
          </table:table-cell>
          <table:table-cell table:style-name="Table2.A1" office:value-type="string">
            <text:p text:style-name="P12">2010</text:p>
          </table:table-cell>
          <table:table-cell table:style-name="Table2.A1" office:value-type="string">
            <text:p text:style-name="Table_20_Contents">Good</text:p>
          </table:table-cell>
        </table:table-row>
      </table:table>
      <text:h text:style-name="Heading_20_2" text:outline-level="2">Markup Languag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able:table-cell>
            <table:table-cell table:style-name="Table3.A1" office:value-type="string">
              <text:p text:style-name="P13">Time Used</text:p>
            </table:table-cell>
            <table:table-cell table:style-name="Table3.A1" office:value-type="string">
              <text:p text:style-name="P14">Last Used</text:p>
            </table:table-cell>
            <table:table-cell table:style-name="Table3.A1" office:value-type="string">
              <text:p text:style-name="Table_20_Heading">Proficiency</text:p>
            </table:table-cell>
          </table:table-row>
        </table:table-header-rows>
        <table:table-row>
          <table:table-cell table:style-name="Table3.A1" office:value-type="string">
            <text:p text:style-name="Table_20_Contents">CSS</text:p>
          </table:table-cell>
          <table:table-cell table:style-name="Table3.A1" office:value-type="string">
            <text:p text:style-name="P15">2 years</text:p>
          </table:table-cell>
          <table:table-cell table:style-name="Table3.A1" office:value-type="string">
            <text:p text:style-name="P16">2014</text:p>
          </table:table-cell>
          <table:table-cell table:style-name="Table3.A1" office:value-type="string">
            <text:p text:style-name="Table_20_Contents">Fair</text:p>
          </table:table-cell>
        </table:table-row>
        <table:table-row>
          <table:table-cell table:style-name="Table3.A1" office:value-type="string">
            <text:p text:style-name="Table_20_Contents">HTML</text:p>
          </table:table-cell>
          <table:table-cell table:style-name="Table3.A1" office:value-type="string">
            <text:p text:style-name="P15">1 years</text:p>
          </table:table-cell>
          <table:table-cell table:style-name="Table3.A1" office:value-type="string">
            <text:p text:style-name="P16">2014</text:p>
          </table:table-cell>
          <table:table-cell table:style-name="Table3.A1" office:value-type="string">
            <text:p text:style-name="Table_20_Contents">Very Good</text:p>
          </table:table-cell>
        </table:table-row>
        <table:table-row>
          <table:table-cell table:style-name="Table3.A1" office:value-type="string">
            <text:p text:style-name="Table_20_Contents">XML</text:p>
          </table:table-cell>
          <table:table-cell table:style-name="Table3.A1" office:value-type="string">
            <text:p text:style-name="P15">2 years</text:p>
          </table:table-cell>
          <table:table-cell table:style-name="Table3.A1" office:value-type="string">
            <text:p text:style-name="P16">2011</text:p>
          </table:table-cell>
          <table:table-cell table:style-name="Table3.A1" office:value-type="string">
            <text:p text:style-name="Table_20_Contents">Fair</text:p>
          </table:table-cell>
        </table:table-row>
      </table:table>
      <text:h text:style-name="Heading_20_2" text:outline-level="2">Programming Skill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able:table-cell>
            <table:table-cell table:style-name="Table4.A1" office:value-type="string">
              <text:p text:style-name="P17">Time Used</text:p>
            </table:table-cell>
            <table:table-cell table:style-name="Table4.A1" office:value-type="string">
              <text:p text:style-name="P18">Last Used</text:p>
            </table:table-cell>
            <table:table-cell table:style-name="Table4.A1" office:value-type="string">
              <text:p text:style-name="Table_20_Heading">Proficiency</text:p>
            </table:table-cell>
          </table:table-row>
        </table:table-header-rows>
        <table:table-row>
          <table:table-cell table:style-name="Table4.A1" office:value-type="string">
            <text:p text:style-name="Table_20_Contents">Object-Oriented Design</text:p>
          </table:table-cell>
          <table:table-cell table:style-name="Table4.A1" office:value-type="string">
            <text:p text:style-name="P19">8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row>
          <table:table-cell table:style-name="Table4.A1" office:value-type="string">
            <text:p text:style-name="Table_20_Contents">Object-Oriented Programming</text:p>
          </table:table-cell>
          <table:table-cell table:style-name="Table4.A1" office:value-type="string">
            <text:p text:style-name="P19">8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row>
          <table:table-cell table:style-name="Table4.A1" office:value-type="string">
            <text:p text:style-name="Table_20_Contents">Refactoring</text:p>
          </table:table-cell>
          <table:table-cell table:style-name="Table4.A1" office:value-type="string">
            <text:p text:style-name="P19">4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
      <text:h text:style-name="Heading_20_2" text:outline-level="2">Database Skill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able:table-cell>
            <table:table-cell table:style-name="Table5.A1" office:value-type="string">
              <text:p text:style-name="P21">Time Used</text:p>
            </table:table-cell>
            <table:table-cell table:style-name="Table5.A1" office:value-type="string">
              <text:p text:style-name="P22">Last Used</text:p>
            </table:table-cell>
            <table:table-cell table:style-name="Table5.A1" office:value-type="string">
              <text:p text:style-name="Table_20_Heading">Proficiency</text:p>
            </table:table-cell>
          </table:table-row>
        </table:table-header-rows>
        <table:table-row>
          <table:table-cell table:style-name="Table5.A1" office:value-type="string">
            <text:p text:style-name="Table_20_Contents"><text:a xlink:type="simple" xlink:href="http://www.postgresql.org/" office:name=""><text:span text:style-name="Definition">PostgreSQL</text:span></text:a> Database Administration</text:p>
          </table:table-cell>
          <table:table-cell table:style-name="Table5.A1" office:value-type="string">
            <text:p text:style-name="P23">1 year</text:p>
          </table:table-cell>
          <table:table-cell table:style-name="Table5.A1" office:value-type="string">
            <text:p text:style-name="P24">2011</text:p>
          </table:table-cell>
          <table:table-cell table:style-name="Table5.A1" office:value-type="string">
            <text:p text:style-name="Table_20_Contents">Fair</text:p>
          </table:table-cell>
        </table:table-row>
        <table:table-row>
          <table:table-cell table:style-name="Table5.A1" office:value-type="string">
            <text:p text:style-name="Table_20_Contents">Relational Schema Design</text:p>
          </table:table-cell>
          <table:table-cell table:style-name="Table5.A1" office:value-type="string">
            <text:p text:style-name="P23">5 years</text:p>
          </table:table-cell>
          <table:table-cell table:style-name="Table5.A1" office:value-type="string">
            <text:p text:style-name="P24">2014</text:p>
          </table:table-cell>
          <table:table-cell table:style-name="Table5.A1" office:value-type="string">
            <text:p text:style-name="Table_20_Contents">Very Good</text:p>
          </table:table-cell>
        </table:table-row>
        <table:table-row>
          <table:table-cell table:style-name="Table5.A1" office:value-type="string">
            <text:p text:style-name="Table_20_Contents">Structured Query Language (SQL)</text:p>
          </table:table-cell>
          <table:table-cell table:style-name="Table5.A1" office:value-type="string">
            <text:p text:style-name="P23">12 years</text:p>
          </table:table-cell>
          <table:table-cell table:style-name="Table5.A1" office:value-type="string">
            <text:p text:style-name="P24">2014</text:p>
          </table:table-cell>
          <table:table-cell table:style-name="Table5.A1" office:value-type="string">
            <text:p text:style-name="Table_20_Contents">Very Good</text:p>
          </table:table-cell>
        </table:table-row>
      </table:table>
      <text:h text:style-name="Heading_20_2" text:outline-level="2">Programming and Scripting Languag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able:table-cell>
            <table:table-cell table:style-name="Table6.A1" office:value-type="string">
              <text:p text:style-name="P25">Time Used</text:p>
            </table:table-cell>
            <table:table-cell table:style-name="Table6.A1" office:value-type="string">
              <text:p text:style-name="P26">Last Used</text:p>
            </table:table-cell>
            <table:table-cell table:style-name="Table6.A1" office:value-type="string">
              <text:p text:style-name="Table_20_Heading">Proficiency</text:p>
            </table:table-cell>
          </table:table-row>
        </table:table-header-rows>
        <table:table-row>
          <table:table-cell table:style-name="Table6.A1" office:value-type="string">
            <text:p text:style-name="Table_20_Contents"><text:a xlink:type="simple" xlink:href="http://www.gnu.org/software/bash/manual/bashref.html" office:name=""><text:span text:style-name="Definition">Bash</text:span></text:a></text:p>
          </table:table-cell>
          <table:table-cell table:style-name="Table6.A1" office:value-type="string">
            <text:p text:style-name="P27">6 years</text:p>
          </table:table-cell>
          <table:table-cell table:style-name="Table6.A1" office:value-type="string">
            <text:p text:style-name="P28">2014</text:p>
          </table:table-cell>
          <table:table-cell table:style-name="Table6.A1" office:value-type="string">
            <text:p text:style-name="Table_20_Contents">Good</text:p>
          </table:table-cell>
        </table:table-row>
        <table:table-row>
          <table:table-cell table:style-name="Table6.A1" office:value-type="string">
            <text:p text:style-name="Table_20_Contents">C/C++</text:p>
          </table:table-cell>
          <table:table-cell table:style-name="Table6.A1" office:value-type="string">
            <text:p text:style-name="P27">12 years</text:p>
          </table:table-cell>
          <table:table-cell table:style-name="Table6.A1" office:value-type="string">
            <text:p text:style-name="P28">2009</text:p>
          </table:table-cell>
          <table:table-cell table:style-name="Table6.A1" office:value-type="string">
            <text:p text:style-name="Table_20_Contents">Good</text:p>
          </table:table-cell>
        </table:table-row>
        <table:table-row>
          <table:table-cell table:style-name="Table6.A1" office:value-type="string">
            <text:p text:style-name="Table_20_Contents"><text:a xlink:type="simple" xlink:href="http://www.java.com/" office:name=""><text:span text:style-name="Definition">Java</text:span></text:a></text:p>
          </table:table-cell>
          <table:table-cell table:style-name="Table6.A1" office:value-type="string">
            <text:p text:style-name="P27">1 year</text:p>
          </table:table-cell>
          <table:table-cell table:style-name="Table6.A1" office:value-type="string">
            <text:p text:style-name="P28">2014</text:p>
          </table:table-cell>
          <table:table-cell table:style-name="Table6.A1" office:value-type="string">
            <text:p text:style-name="Table_20_Contents">Fair</text:p>
          </table:table-cell>
        </table:table-row>
        <table:table-row>
          <table:table-cell table:style-name="Table6.A1" office:value-type="string">
            <text:p text:style-name="Table_20_Contents">Javascript</text:p>
          </table:table-cell>
          <table:table-cell table:style-name="Table6.A1" office:value-type="string">
            <text:p text:style-name="P27">2 years</text:p>
          </table:table-cell>
          <table:table-cell table:style-name="Table6.A1" office:value-type="string">
            <text:p text:style-name="P28">2014</text:p>
          </table:table-cell>
          <table:table-cell table:style-name="Table6.A1" office:value-type="string">
            <text:p text:style-name="Table_20_Contents">Good</text:p>
          </table:table-cell>
        </table:table-row>
        <table:table-row>
          <table:table-cell table:style-name="Table6.A1" office:value-type="string">
            <text:p text:style-name="Table_20_Contents"><text:a xlink:type="simple" xlink:href="https://www.perl.org/" office:name=""><text:span text:style-name="Definition">Perl</text:span></text:a></text:p>
          </table:table-cell>
          <table:table-cell table:style-name="Table6.A1" office:value-type="string">
            <text:p text:style-name="P27">6 years</text:p>
          </table:table-cell>
          <table:table-cell table:style-name="Table6.A1" office:value-type="string">
            <text:p text:style-name="P28">2012</text:p>
          </table:table-cell>
          <table:table-cell table:style-name="Table6.A1" office:value-type="string">
            <text:p text:style-name="Table_20_Contents">Fair</text:p>
          </table:table-cell>
        </table:table-row>
        <table:table-row>
          <table:table-cell table:style-name="Table6.A1" office:value-type="string">
            <text:p text:style-name="Table_20_Contents"><text:a xlink:type="simple" xlink:href="http://www.php.net/" office:name=""><text:span text:style-name="Definition">PHP</text:span></text:a></text:p>
          </table:table-cell>
          <table:table-cell table:style-name="Table6.A1" office:value-type="string">
            <text:p text:style-name="P27">2 years</text:p>
          </table:table-cell>
          <table:table-cell table:style-name="Table6.A1" office:value-type="string">
            <text:p text:style-name="P28">2012</text:p>
          </table:table-cell>
          <table:table-cell table:style-name="Table6.A1" office:value-type="string">
            <text:p text:style-name="Table_20_Contents">Fair</text:p>
          </table:table-cell>
        </table:table-row>
        <table:table-row>
          <table:table-cell table:style-name="Table6.A1" office:value-type="string">
            <text:p text:style-name="Table_20_Contents"><text:a xlink:type="simple" xlink:href="http://www.python.org/" office:name=""><text:span text:style-name="Definition">Python</text:span></text:a></text:p>
          </table:table-cell>
          <table:table-cell table:style-name="Table6.A1" office:value-type="string">
            <text:p text:style-name="P27">6 years</text:p>
          </table:table-cell>
          <table:table-cell table:style-name="Table6.A1" office:value-type="string">
            <text:p text:style-name="P28">2014</text:p>
          </table:table-cell>
          <table:table-cell table:style-name="Table6.A1" office:value-type="string">
            <text:p text:style-name="Table_20_Contents">Excellent</text:p>
          </table:table-cell>
        </table:table-row>
      </table:table>
      <text:h text:style-name="Heading_20_2" text:outline-level="2">Education</text:h>
      <text:p text:style-name="First_20_paragraph">Bachelor of Science in Computer Science, 2000<text:line-break/>East Stroudsburg University, East Stroudsburg, Pennsylvania</text:p>
      <text:p text:style-name="PageBreak"/>
      <text:h text:style-name="Heading_20_1" text:outline-level="1">Project History</text:h>
      <text:h text:style-name="Heading_20_2" text:outline-level="2">Advanced Search Tool</text:h>
      <table:table table:name="Table7" table:style-name="Table7">
        <table:table-column table:style-name="Table7.A"/>
        <table:table-column table:style-name="Table7.B"/>
        <table:table-row>
          <table:table-cell table:style-name="Table7.A1" office:value-type="string">
            <text:p text:style-name="Table_20_Contents"><text:span text:style-name="T1">Period</text:span></text:p>
          </table:table-cell>
          <table:table-cell table:style-name="Table7.A1" office:value-type="string">
            <text:p text:style-name="Table_20_Contents">2014</text:p>
          </table:table-cell>
        </table:table-row>
        <table:table-row>
          <table:table-cell table:style-name="Table7.A1" office:value-type="string">
            <text:p text:style-name="Table_20_Contents"><text:span text:style-name="T2">Company</text:span></text:p>
          </table:table-cell>
          <table:table-cell table:style-name="Table7.A1" office:value-type="string">
            <text:p text:style-name="Table_20_Contents">OrcaTec, LLC</text:p>
          </table:table-cell>
        </table:table-row>
        <table:table-row>
          <table:table-cell table:style-name="Table7.A1" office:value-type="string">
            <text:p text:style-name="Table_20_Contents"><text:span text:style-name="T3">Tools</text:span></text:p>
          </table:table-cell>
          <table:table-cell table:style-name="Table7.A1" office:value-type="string">
            <text:p text:style-name="Table_20_Contents"><text:a xlink:type="simple" xlink:href="http://www.python.org/" office:name=""><text:span text:style-name="Definition">Python</text:span></text:a>, <text:a xlink:type="simple" xlink:href="http://www.jquery.com/" office:name=""><text:span text:style-name="Definition">jQuery</text:span></text:a>, <text:a xlink:type="simple" xlink:href="http://www.jqueryui.com/" office:name=""><text:span text:style-name="Definition">jQueryUI</text:span></text:a></text:p>
          </table:table-cell>
        </table:table-row>
        <table:table-row>
          <table:table-cell table:style-name="Table7.A1" office:value-type="string">
            <text:p text:style-name="Table_20_Contents"><text:span text:style-name="T4">Platform</text:span></text:p>
          </table:table-cell>
          <table:table-cell table:style-name="Table7.A1" office:value-type="string">
            <text:p text:style-name="Table_20_Contents">Server: <text:a xlink:type="simple" xlink:href="http://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7">
        <text:list-item>
          <text:p text:style-name="P29">Debugged issues with drag/drop on mobile browsers.</text:p>
        </text:list-item>
        <text:list-item>
          <text:p text:style-name="P29">Designed new interface for maximum flexibility, and to allow easy refinement of queries as they are being built.</text:p>
        </text:list-item>
        <text:list-item>
          <text:p text:style-name="P29">Incorporated user feedback to improve that design.</text:p>
        </text:list-item>
      </text:list>
      <text:h text:style-name="Heading_20_2" text:outline-level="2">StorageWeb</text:h>
      <table:table table:name="Table8" table:style-name="Table8">
        <table:table-column table:style-name="Table8.A"/>
        <table:table-column table:style-name="Table8.B"/>
        <table:table-row>
          <table:table-cell table:style-name="Table8.A1" office:value-type="string">
            <text:p text:style-name="Table_20_Contents"><text:span text:style-name="T5">Period</text:span></text:p>
          </table:table-cell>
          <table:table-cell table:style-name="Table8.A1" office:value-type="string">
            <text:p text:style-name="Table_20_Contents">2010</text:p>
          </table:table-cell>
        </table:table-row>
        <table:table-row>
          <table:table-cell table:style-name="Table8.A1" office:value-type="string">
            <text:p text:style-name="Table_20_Contents"><text:span text:style-name="T6">Company</text:span></text:p>
          </table:table-cell>
          <table:table-cell table:style-name="Table8.A1" office:value-type="string">
            <text:p text:style-name="Table_20_Contents">Datapipe</text:p>
          </table:table-cell>
        </table:table-row>
        <table:table-row>
          <table:table-cell table:style-name="Table8.A1" office:value-type="string">
            <text:p text:style-name="Table_20_Contents"><text:span text:style-name="T7">Tools</text:span></text:p>
          </table:table-cell>
          <table:table-cell table:style-name="Table8.A1" office:value-type="string">
            <text:p text:style-name="Table_20_Contents"><text:a xlink:type="simple" xlink:href="https://www.freebsd.org/" office:name=""><text:span text:style-name="Definition">FreeBSD</text:span></text:a>, <text:a xlink:type="simple" xlink:href="http://www.python.org/" office:name=""><text:span text:style-name="Definition">Python</text:span></text:a>, <text:a xlink:type="simple" xlink:href="http://httpd.apache.org/" office:name=""><text:span text:style-name="Definition">Apache</text:span></text:a>, <text:a xlink:type="simple" xlink:href="http://www.postgresql.org/" office:name=""><text:span text:style-name="Definition">PostgreSQL</text:span></text:a>, <text:a xlink:type="simple" xlink:href="http://www.turbogears.org/" office:name=""><text:span text:style-name="Definition">TurboGears</text:span></text:a></text:p>
          </table:table-cell>
        </table:table-row>
        <table:table-row>
          <table:table-cell table:style-name="Table8.A1" office:value-type="string">
            <text:p text:style-name="Table_20_Contents"><text:span text:style-name="T8">Platform</text:span></text:p>
          </table:table-cell>
          <table:table-cell table:style-name="Table8.A1"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www.3par.com/" office:name=""><text:span text:style-name="Definition">3Par</text:span></text:a>, <text:a xlink:type="simple" xlink:href="http://www.isilon.com/"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8">
        <text:list-item>
          <text:p text:style-name="P30">Debugged issues with <text:a xlink:type="simple" xlink:href="http://www.python.org/" office:name=""><text:span text:style-name="Definition">Python</text:span></text:a>, <text:a xlink:type="simple" xlink:href="https://www.freebsd.org/" office:name=""><text:span text:style-name="Definition">FreeBSD</text:span></text:a>, <text:a xlink:type="simple" xlink:href="http://httpd.apache.org/" office:name=""><text:span text:style-name="Definition">Apache</text:span></text:a>, and <text:a xlink:type="simple" xlink:href="https://code.google.com/p/modwsgi/" office:name=""><text:span text:style-name="Definition">modwsgi</text:span></text:a>. Turned out to require specific compilation options to get these all working correctly.</text:p>
        </text:list-item>
        <text:list-item>
          <text:p text:style-name="P30">Developed web interface that would allow users to drill down and see how the storage was being used (by client, by server, by data center, by storage type).</text:p>
        </text:list-item>
        <text:list-item>
          <text:p text:style-name="P30">Developed multi-threaded backend daemon which connected to the various storage systems and gathered the data about the stored data for reporting.</text:p>
        </text:list-item>
        <text:list-item>
          <text:p text:style-name="P30">Developed backend daemon that pushed aggregate data to the billing system, allowing billing to finally happen for all cli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